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d1925" officeooo:paragraph-rsid="001d1925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d1925" officeooo:paragraph-rsid="001d1925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1e384f" officeooo:paragraph-rsid="001e384f"/>
    </style:style>
    <style:style style:name="T1" style:family="text">
      <style:text-properties officeooo:rsid="001f2d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 19: Knowledge In Learning</text:p>
      <text:list xml:id="list564096783" text:style-name="L1">
        <text:list-item>
          <text:p text:style-name="P2">A Logical Formulation of Learning</text:p>
        </text:list-item>
      </text:list>
      <text:list xml:id="list690736246" text:style-name="L2">
        <text:list-item>
          <text:p text:style-name="P3">Let’s represent the hypothesis, <text:span text:style-name="T1">examples descriptions, and classifications</text:span> from Ch 18 as logical sentences. <text:span text:style-name="T1">This allows us to incrementally develop hypotheses and use prior knowledge in the form of pre-learning sentences.</text:span></text:p>
        </text:list-item>
        <text:list-item>
          <text:p text:style-name="P3"/>
        </text:list-item>
      </text:list>
      <text:list xml:id="list45808367036721" text:continue-list="list564096783" text:style-name="L1"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04:19:31.805462624</meta:creation-date>
    <dc:date>2019-02-03T04:58:06.792657462</dc:date>
    <meta:editing-duration>PT8M4S</meta:editing-duration>
    <meta:editing-cycles>1</meta:editing-cycles>
    <meta:document-statistic meta:table-count="0" meta:image-count="0" meta:object-count="0" meta:page-count="1" meta:paragraph-count="5" meta:word-count="45" meta:character-count="288" meta:non-whitespace-character-count="250"/>
    <meta:generator>LibreOffice/6.1.4.2$Linux_X86_64 LibreOffice_project/edc26d7faf41e406360d34efe1e39fe03035f7b0</meta:generator>
  </office:meta>
</office:document-meta>
</file>